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ableOperation.getUn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Unless( String unl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Opera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ableOperation.is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Sync( boolean 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bleOperation.CacheableOperation( CacheableOperation . Build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